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Circle" draw:marker-end-width="0.2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style:text-position="0% 100%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1.1cm" svg:x="12.6cm" svg:y="1.7cm">
          <text:p text:style-name="P1"><text:span text:style-name="T1">SE</text:span><text:span text:style-name="T2">k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.1cm" svg:x="8.7cm" svg:y="1.7cm">
          <text:p text:style-name="P1"><text:span text:style-name="T1">SE</text:span><text:span text:style-name="T2">k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783cm" svg:x="8.9cm" svg:y="3.117cm">
          <text:p text:style-name="P3"><text:span text:style-name="T1">k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6cm" svg:height="0.683cm" svg:x="6.524cm" svg:y="3.217cm">
          <text:p text:style-name="P3"><text:span text:style-name="T1">AD</text:span><text:span text:style-name="T2">s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cm" svg:height="1.1cm" svg:x="6.3cm" svg:y="1.7cm">
          <text:p text:style-name="P3"><text:span text:style-name="T1">AE</text:span><text:span text:style-name="T2">pk</text:span><text:span text:style-name="T1">(k3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5cm" svg:y1="3.5cm" svg:x2="8.9cm" svg:y2="3.5cm">
          <text:p/>
        </draw:line>
        <draw:custom-shape draw:style-name="gr5" draw:text-style-name="P2" draw:layer="layout" svg:width="4.1cm" svg:height="0.9cm" svg:x="14.1cm" svg:y="1.8cm">
          <text:p text:style-name="P1"><text:span text:style-name="T1">SE</text:span><text:span text:style-name="T2">k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43cm" svg:height="0.683cm" svg:x="15.457cm" svg:y="1.9cm">
          <text:p text:style-name="P3"><text:span text:style-name="T1">AE</text:span><text:span text:style-name="T2">pk</text:span><text:span text:style-name="T1">(k1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461cm" svg:height="0.9cm" svg:x="10.039cm" svg:y="1.8cm">
          <text:p text:style-name="P3"><text:span text:style-name="T1">AE</text:span><text:span text:style-name="T2">pk</text:span><text:span text:style-name="T1">(k2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7cm" svg:y1="3.5cm" svg:x2="10.8cm" svg:y2="3.5cm">
          <text:p/>
        </draw:line>
        <draw:custom-shape draw:style-name="gr3" draw:text-style-name="P4" draw:layer="layout" svg:width="1.276cm" svg:height="0.682cm" svg:x="10.7cm" svg:y="2.818cm">
          <text:p text:style-name="P3"><text:span text:style-name="T1">SD</text:span><text:span text:style-name="T2">k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7cm" svg:y1="2.8cm" svg:x2="10.7cm" svg:y2="4.2cm">
          <text:p/>
        </draw:line>
        <draw:custom-shape draw:style-name="gr2" draw:text-style-name="P4" draw:layer="layout" svg:width="0.8cm" svg:height="0.782cm" svg:x="12.4cm" svg:y="5.4cm">
          <text:p text:style-name="P3"><text:span text:style-name="T1">k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5cm" svg:height="0.682cm" svg:x="10.2cm" svg:y="5.518cm">
          <text:p text:style-name="P3"><text:span text:style-name="T1">AD</text:span><text:span text:style-name="T2">sk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2cm" svg:y1="5.8cm" svg:x2="16.3cm" svg:y2="5.8cm">
          <text:p/>
        </draw:line>
        <draw:custom-shape draw:style-name="gr3" draw:text-style-name="P4" draw:layer="layout" svg:width="1.276cm" svg:height="0.683cm" svg:x="16.424cm" svg:y="5.517cm">
          <text:p text:style-name="P3"><text:span text:style-name="T1">SD</text:span><text:span text:style-name="T2">k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2cm" svg:y1="5.1cm" svg:x2="16.2cm" svg:y2="6.5cm">
          <text:p/>
        </draw:line>
        <draw:custom-shape draw:style-name="gr3" draw:text-style-name="P4" draw:layer="layout" svg:width="1.276cm" svg:height="0.683cm" svg:x="16.9cm" svg:y="7.317cm">
          <text:p text:style-name="P3"><text:span text:style-name="T1">AD</text:span><text:span text:style-name="T2">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747cm" svg:y1="7.2cm" svg:x2="16.747cm" svg:y2="7.945cm">
          <text:p/>
        </draw:line>
        <draw:custom-shape draw:style-name="gr3" draw:text-style-name="P5" draw:layer="layout" svg:width="6.8cm" svg:height="4.2cm" svg:x="2.7cm" svg:y="4.8cm">
          <text:p text:style-name="P1"><text:span text:style-name="T4">AE = Asymmetric Encryption</text:span></text:p>
          <text:p text:style-name="P1"><text:span text:style-name="T4">AD = Asymmetric Decryption</text:span></text:p>
          <text:p text:style-name="P1"><text:span text:style-name="T4">SE = Symmetric Encryption</text:span></text:p>
          <text:p text:style-name="P1"><text:span text:style-name="T4">SD = Symmetric Decryption</text:span></text:p>
          <text:p text:style-name="P1"><text:span text:style-name="T4"/></text:p>
          <text:p text:style-name="P1"><text:span text:style-name="T4">pk = data encryption public key</text:span></text:p>
          <text:p text:style-name="P1"><text:span text:style-name="T4">sk = data encryption secret key</text:span></text:p>
          <text:p text:style-name="P1"><text:span text:style-name="T4">k# = ephemeral symmetric keys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cm" svg:height="0.9cm" svg:x="14.1cm" svg:y="4.2cm">
          <text:p text:style-name="P1"><text:span text:style-name="T1">SE</text:span><text:span text:style-name="T2">k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43cm" svg:height="0.683cm" svg:x="15.457cm" svg:y="4.3cm">
          <text:p text:style-name="P3"><text:span text:style-name="T1">AE</text:span><text:span text:style-name="T2">pk</text:span><text:span text:style-name="T1">(k1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461cm" svg:height="0.9cm" svg:x="10.039cm" svg:y="4.2cm">
          <text:p text:style-name="P3"><text:span text:style-name="T1">AE</text:span><text:span text:style-name="T2">pk</text:span><text:span text:style-name="T1">(k2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43cm" svg:height="0.683cm" svg:x="15.457cm" svg:y="6.5cm">
          <text:p text:style-name="P3"><text:span text:style-name="T1">AE</text:span><text:span text:style-name="T2">pk</text:span><text:span text:style-name="T1">(k1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5cm" svg:y1="2.8cm" svg:x2="7.5cm" svg:y2="3.5cm">
          <text:p/>
        </draw:line>
        <draw:custom-shape draw:style-name="gr2" draw:text-style-name="P4" draw:layer="layout" svg:width="0.8cm" svg:height="0.782cm" svg:x="16.3cm" svg:y="7.918cm">
          <text:p text:style-name="P3"><text:span text:style-name="T1">k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cm" svg:y1="5.8cm" svg:x2="12.4cm" svg:y2="5.8cm">
          <text:p/>
        </draw:line>
        <draw:line draw:style-name="gr8" draw:text-style-name="P3" draw:layer="layout" svg:x1="11.2cm" svg:y1="5.1cm" svg:x2="11.2cm" svg:y2="5.8cm">
          <text:p/>
        </draw:line>
        <draw:line draw:style-name="gr7" draw:text-style-name="P3" draw:layer="layout" svg:x1="10.8cm" svg:y1="3.5cm" svg:x2="15.5cm" svg:y2="3.5cm">
          <text:p/>
        </draw:line>
        <draw:custom-shape draw:style-name="gr3" draw:text-style-name="P4" draw:layer="layout" svg:width="1.276cm" svg:height="0.682cm" svg:x="15.4cm" svg:y="2.818cm">
          <text:p text:style-name="P3"><text:span text:style-name="T1">SD</text:span><text:span text:style-name="T2">k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4cm" svg:y1="2.8cm" svg:x2="15.4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28T13:27:03</meta:creation-date>
    <dc:date>2013-03-31T12:53:47</dc:date>
    <dc:creator>Luke </dc:creator>
    <meta:editing-duration>PT53M49S</meta:editing-duration>
    <meta:editing-cycles>7</meta:editing-cycles>
    <meta:generator>LibreOffice/3.5$Linux_x86 LibreOffice_project/350m1$Build-2</meta:generator>
    <meta:document-statistic meta:object-count="31"/>
  </office:meta>
</office:document-meta>
</file>